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7.0154in"/>
    </style:style>
    <style:style style:name="co3" style:family="table-column">
      <style:table-column-properties fo:break-before="auto" style:column-width="6.5437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00" fo:wrap-option="wrap"/>
    </style:style>
    <style:style style:name="ce8" style:family="table-cell" style:parent-style-name="Default">
      <style:table-cell-properties fo:background-color="#ff0000" fo:wrap-option="wrap"/>
    </style:style>
    <style:style style:name="ce9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background-color="#ff3333" fo:wrap-option="wrap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/>
          <table:table-cell office:value-type="string">
            <text:p>Board name and version #: ESP8266 Development Board</text:p>
          </table:table-cell>
          <table:table-cell/>
          <table:table-cell table:style-name="ce7" office:value-type="string">
            <text:p>Proto Review</text:p>
          </table:table-cell>
          <table:table-cell table:style-name="ce10" office:value-type="string">
            <text:p>Group Review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>
            <text:p>Reviewed by:</text:p>
          </table:table-cell>
          <table:table-cell/>
          <table:table-cell table:style-name="ce7" office:value-type="string">
            <text:p>Jim Lindblom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Schematic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>
            <text:p>Frame:</text:p>
          </table:table-cell>
          <table:table-cell table:number-columns-repeated="1023"/>
        </table:table-row>
        <table:table-row table:style-name="ro1">
          <table:table-cell table:style-name="ce3"/>
          <table:table-cell office:value-type="string">
            <text:p>Does the frame have the proper CC attribution? (Frame- Letter/Ledger, CC 4.0)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Is the frame large enough to fit all the parts within it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neral:</text:p>
          </table:table-cell>
          <table:table-cell table:number-columns-repeated="1023"/>
        </table:table-row>
        <table:table-row table:style-name="ro1">
          <table:table-cell table:style-name="ce3"/>
          <table:table-cell office:value-type="string">
            <text:p>Is there a SparkFun Logo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Is there an OSHW logo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Is proper attribution given to the original designer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Is “Revised by:” included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table:style-name="ce3"/>
          <table:table-cell/>
          <table:table-cell office:value-type="string">
            <text:p>Is the reviser name included?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>
            <text:p>Do all nets use flag indicators?</text:p>
          </table:table-cell>
          <table:table-cell/>
          <table:table-cell office:value-type="string">
            <text:p>Yes, few exceptions (VUSB, VBAT, GPIO5)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Have all nets been drawn straight out from pin connections at least one grid space?</text:p>
          </table:table-cell>
          <table:table-cell/>
          <table:table-cell office:value-type="string">
            <text:p>Yes, exception on Y1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all net lines 0.006”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there any 4-way junctions?</text:p>
          </table:table-cell>
          <table:table-cell/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junction dots used for all 3-wire connections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the fiducials in the lower right corner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the standoffs in the lower right corner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dashed grey lines (symbol layer) used to clearly separate different areas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Is the version number correct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/>
          <table:table-cell office:value-type="string">
            <text:p>Is this included on all sheets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Do all GND connections use the GND symbol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all GND symbols oriented correctly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Do all VCC connections use the VCC symbol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all VCC connections oriented correctly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Is the VCC range clearly labele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Do any part names have “$” in them?</text:p>
          </table:table-cell>
          <table:table-cell/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Do any part names have “/.~” in them? (Multiple sheets)</text:p>
          </table:table-cell>
          <table:table-cell/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any jumpers labeled clearly by their function and possible settings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any appropriate warnings (voltage conversion, sensitive I/O) labele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Is the I2C address in the schematic?</text:p>
          </table:table-cell>
          <table:table-cell/>
          <table:table-cell office:value-type="string">
            <text:p>Yes, for the ATECC108</text:p>
          </table:table-cell>
          <table:table-cell table:number-columns-repeated="1020"/>
        </table:table-row>
        <table:table-row table:style-name="ro3">
          <table:table-cell table:style-name="ce3"/>
          <table:table-cell office:value-type="string">
            <text:p>Are any notes of two versions of the board in the schematic (3.3V regulator vs 5V regulator)?</text:p>
          </table:table-cell>
          <table:table-cell/>
          <table:table-cell office:value-type="string">
            <text:p>N/A (but may be later, if ECC108 becomes optional)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Are all components named correctly (proper prefix)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*</text:p>
          </table:table-cell>
          <table:table-cell office:value-type="string">
            <text:p>Does every component have a PROD_ID?</text:p>
          </table:table-cell>
          <table:table-cell/>
          <table:table-cell office:value-type="string">
            <text:p>Everything but the new parts (ESP8266, AT25SF041, 26MHz crystal, ATECC108)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*</text:p>
          </table:table-cell>
          <table:table-cell office:value-type="string">
            <text:p>Does every component have a VALUE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Do all symbols have &gt;Name on Names layer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Do all symbols have &gt;Value on Values layer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5" table:number-rows-repeated="2">
          <table:table-cell table:style-name="ce3"/>
          <table:table-cell table:number-columns-repeated="1023"/>
        </table:table-row>
        <table:table-row table:style-name="ro1">
          <table:table-cell table:style-name="ce4" office:value-type="string" table:number-columns-spanned="5" table:number-rows-spanned="1">
            <text:p>PCB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office:value-type="string">
            <text:p>Mechanical: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s board frame 0.008”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0.1” headers lined up on 0.1” gri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re opposing 0.01” headers spaced to fit into a breadboard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test points on a 0.1” gri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es the board have standoffs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n standoffs/screws be used clear of other parts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 FTDI connector accessible (can you slide an FTDI board onto the connector)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s the FTDI connector oriented so the FTDI breakout can be slid on properly (IC side up, header side down)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ith all layers on, are vias tented correctly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corners rounded correctly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components that hang over the board edge on the same side of the board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dimension lines properly spaced for V-scoring (lines on a 0.020” center-to-center spacing)?</text:p>
          </table:table-cell>
          <table:table-cell/>
          <table:table-cell table:style-name="ce8" office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es this board adhere to the standard manufacturing process? (Kitting time, glue curing, humidor time, etc.)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>
            <text:p>Layout: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re 0603 components the 'correct' component footprint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races 0.01”?</text:p>
          </table:table-cell>
          <table:table-cell/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*</text:p>
          </table:table-cell>
          <table:table-cell/>
          <table:table-cell office:value-type="string">
            <text:p>If they must be smaller, are they at least 0.006”?</text:p>
          </table:table-cell>
          <table:table-cell office:value-type="string">
            <text:p>Yes (0.008” minimum)</text:p>
          </table:table-cell>
          <table:table-cell table:number-columns-repeated="1020"/>
        </table:table-row>
        <table:table-row table:style-name="ro1">
          <table:table-cell office:value-type="string">
            <text:p>*</text:p>
          </table:table-cell>
          <table:table-cell office:value-type="string">
            <text:p>Is there at least 0.006” between traces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vias 0.02”?</text:p>
          </table:table-cell>
          <table:table-cell/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*</text:p>
          </table:table-cell>
          <table:table-cell/>
          <table:table-cell office:value-type="string">
            <text:p>If they must be smaller, are they at least 0.01”?</text:p>
          </table:table-cell>
          <table:table-cell office:value-type="string">
            <text:p>0.015” dril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f it's for soldering,is it actually a 1-pin header so it's reflected on the schematic?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es the board use I2C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s it the standard I2C footprint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ull-up resistor isolation jumper present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re all PTH components selective solder compatible?</text:p>
          </table:table-cell>
          <table:table-cell/>
          <table:table-cell table:style-name="ce8" office:value-type="string">
            <text:p>Not sure (10-pin stackable headers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PTH components for selective soldering populated on the same side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re traces to SMT components limited to 1 pin per incoming trace?</text:p>
          </table:table-cell>
          <table:table-cell/>
          <table:table-cell office:value-type="string">
            <text:p>Yes (exceptions on VREG vin, ATECC108 decoupling cap, SDA/SCL pins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re no natural bridges on SMT components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 SMT components with 6 or more leads have a limited ground pour underneath the IC?</text:p>
          </table:table-cell>
          <table:table-cell/>
          <table:table-cell table:style-name="ce8" office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 any BGA components have 16 or less leads? 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o all leads have test points?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ny components or ground pour within 0.05” of the board edge?</text:p>
          </table:table-cell>
          <table:table-cell/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 direction of TX/RX serial connections correct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 TX/RX pins of the FTDI properly connecte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traces straight lines (only 45 degree angles)?</text:p>
          </table:table-cell>
          <table:table-cell/>
          <table:table-cell office:value-type="string">
            <text:p>Yes (exception on antenna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re only T-intersections of traces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races routed AWAY from centers of pads/pins? 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re traces routed away from the component, with symmetrical routing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 all footprints pass 1:1 check?</text:p>
          </table:table-cell>
          <table:table-cell/>
          <table:table-cell table:style-name="ce9" office:value-type="string">
            <text:p>Not ye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bottom side center NC pads pasted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bottom side center ground pads 50% pasted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QFN components with 6 or more leads 75% paste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center pad cream apertures properly reduce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re any solder mask between pads on fine pitch components?</text:p>
          </table:table-cell>
          <table:table-cell/>
          <table:table-cell table:style-name="ce8" office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n white solder mask pcbs, is there any solder mask between leads on large SMT components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utilized pins contactable by test point (preferably through-hole)?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If test point cannot be through-hole, is the test-point device from the SFE-Library used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f vias must be used as test points, are they 20 mil and unmasked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 copper pour set to 0.012” isolate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ny traces exposed? </text:p>
          </table:table-cell>
          <table:table-cell/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re a version number in the copper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s the version number incremented properly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re 2 fiducials in opposite corners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>
            <text:p>*</text:p>
          </table:table-cell>
          <table:table-cell office:value-type="string">
            <text:p>Does it pass SparkFun DRC?</text:p>
          </table:table-cell>
          <table:table-cell/>
          <table:table-cell office:value-type="string">
            <text:p>Yes (exceptions galore, jumpers, test points)</text:p>
          </table:table-cell>
          <table:table-cell table:number-columns-repeated="1020"/>
        </table:table-row>
        <table:table-row table:style-name="ro1">
          <table:table-cell office:value-type="string">
            <text:p>*</text:p>
          </table:table-cell>
          <table:table-cell/>
          <table:table-cell office:value-type="string">
            <text:p>Does it pass DRC check with “Check angle” on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*</text:p>
          </table:table-cell>
          <table:table-cell/>
          <table:table-cell office:value-type="string">
            <text:p>Does it pass DRC with top/bottom keepout layers on?</text:p>
          </table:table-cell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re airwires after ratsnest?</text:p>
          </table:table-cell>
          <table:table-cell/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es this design use any “KIT” devices?</text:p>
          </table:table-cell>
          <table:table-cell/>
          <table:table-cell office:value-type="string">
            <text:p>No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f so, are all of the parts on the correct side with correct masking (i.e. the TSTOP and BSTOP expose the correct side of the annular ring for soldering)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>
            <text:p>Documentation: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Do all footprints have &gt;Name on tNames layer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 all footprints have &gt;Value on tValues layer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re a note for a 4-layer board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 board dimensions included(on a new layer)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 board dimensions on 0.05” /0.01” gri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>
            <text:p>*</text:p>
          </table:table-cell>
          <table:table-cell office:value-type="string">
            <text:p>Are routed-out areas labeled “ROUTE OUT”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 CC/Design By included in tDocu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s the designer name included in tDocu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“Revised by:” included in tDocu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s the reviser name included in tDocu?</text:p>
          </table:table-cell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>
            <text:p>Silkscreen/Labeling: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s the name of the board on the boar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 all footprints have 0.008” silk footprint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LEDs labeled with their purpose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connectors labeled with their purpose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battery terminals labeled +/- correctly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jumpers labele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f it is a 3-way jumper, is there a label on each side of the jumper?</text:p>
          </table:table-cell>
          <table:table-cell office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xes labeled correctly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re warning labels for high voltage areas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switches labeled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buttons labeled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ctive low pins labeled clearly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PTH pins labele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re pin labels on both sides of the boar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re they correct on both sides of the board?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all labels lined up properly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all text at least 0.032”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all text 15% ratio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all text vector font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es the FTDI connector have BLK/GRN labeled correctly?</text:p>
          </table:table-cell>
          <table:table-cell/>
          <table:table-cell table:style-name="ce8" office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es the ICSP have pin 1 labeled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o all components have polarity or pin 1 labele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e there check labels for different versions of the board (3.3V vs 5V)?</text:p>
          </table:table-cell>
          <table:table-cell/>
          <table:table-cell office:value-type="string">
            <text:p>N/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 SparkFun Logo on the boar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 OSHW logo on the board?</text:p>
          </table:table-cell>
          <table:table-cell/>
          <table:table-cell office:value-type="string">
            <text:p>Y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any silkscreen overlaid on vias?</text:p>
          </table:table-cell>
          <table:table-cell/>
          <table:table-cell office:value-type="string">
            <text:p>Yes :(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s there a URL for any kits or unique boards?</text:p>
          </table:table-cell>
          <table:table-cell/>
          <table:table-cell office:value-type="string">
            <text:p>N/A (but maybe should be!)</text:p>
          </table:table-cell>
          <table:table-cell table:number-columns-repeated="1020"/>
        </table:table-row>
        <table:table-row table:style-name="ro5" table:number-rows-repeated="7">
          <table:table-cell table:number-columns-repeated="1024"/>
        </table:table-row>
        <table:table-row table:style-name="ro1">
          <table:table-cell office:value-type="string">
            <text:p>Things to discuss</text:p>
          </table:table-cell>
          <table:table-cell table:number-columns-repeated="1023"/>
        </table:table-row>
        <table:table-row table:style-name="ro1">
          <table:table-cell table:style-name="ce6"/>
          <table:table-cell table:style-name="ce6" office:value-type="string">
            <text:p>Uniform part direction with parts of the same footprint or type </text:p>
          </table:table-cell>
          <table:table-cell office:value-type="string">
            <text:p>Orientation thru the oven will be a thing. Info on tooling strips.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Uniform polarity direction for all polarized components</text:p>
          </table:table-cell>
          <table:table-cell office:value-type="string">
            <text:p>It's a dream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Unused pins adjacent to used pins, including power and gnd pins, must also have test points </text:p>
          </table:table-cell>
          <table:table-cell office:value-type="string">
            <text:p>place test point on via to expose copper</text:p>
          </table:table-cell>
          <table:table-cell table:number-columns-repeated="1021"/>
        </table:table-row>
        <table:table-row table:style-name="ro3">
          <table:table-cell/>
          <table:table-cell table:style-name="ce6" office:value-type="string">
            <text:p>Component temperature ranges/Moisture sensitivity levels for new components considered </text:p>
          </table:table-cell>
          <table:table-cell office:value-type="string">
            <text:p>List of standard temps, humidity levels, addition to Sparkle part for MSL/ reflow temps, MSL below 2, minimum reflow temp (pre-design checklist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ngineers add data sheets to Sparkle for any new parts found</text:p>
          </table:table-cell>
          <table:table-cell office:value-type="string">
            <text:p>Add comments to datasheets for NDA things</text:p>
          </table:table-cell>
          <table:table-cell table:number-columns-repeated="1021"/>
        </table:table-row>
        <table:table-row table:style-name="ro5">
          <table:table-cell/>
          <table:table-cell table:style-name="ce6" office:value-type="string">
            <text:p>Minimize number of unique components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atural bridges vs. polygons for motor driver ICs</text:p>
          </table:table-cell>
          <table:table-cell office:value-type="string">
            <text:p>Ok with no natural bridges or polygons on pins, add trestrict between all adjacent pads (ADD to part creation list)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Double-sided acceptable only with all SMT, no mix </text:p>
          </table:table-cell>
          <table:table-cell office:value-type="string">
            <text:p>discuss mor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st of selective-solder non-compatible parts</text:p>
          </table:table-cell>
          <table:table-cell office:value-type="string">
            <text:p>add to QC repo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Test strategy must be established during prototyping stage </text:p>
          </table:table-cell>
          <table:table-cell office:value-type="string">
            <text:p>scheduled DFT meeting?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What layer to label for routing out, board dimensions</text:p>
          </table:table-cell>
          <table:table-cell office:value-type="string">
            <text:p>rout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Standard for LED color selection (red for power, blue for STAT, green for TX, yellow for RX)</text:p>
          </table:table-cell>
          <table:table-cell office:value-type="string">
            <text:p>YES.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Label for polarity outside of package for visibility after production</text:p>
          </table:table-cell>
          <table:table-cell office:value-type="string">
            <text:p>YES.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Reference designators for each part on silkscreen on the boards</text:p>
          </table:table-cell>
          <table:table-cell office:value-type="string">
            <text:p>more diligent on board files for name values, silk labels only on important hackable parts for user 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 office:value-type="string">
            <text:p>Part Selection List</text:p>
          </table:table-cell>
          <table:table-cell table:number-columns-repeated="1023"/>
        </table:table-row>
        <table:table-row table:style-name="ro5">
          <table:table-cell/>
          <table:table-cell table:style-name="ce6" office:value-type="string">
            <text:p>No EOL components 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No sole-source components if possible 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Multiple manufacturers specified with minimal part cost difference 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>
            <text:p>Adhere to stock parts list - minimize deviations (part of scrubbing process w/ outside collaborators)</text:p>
          </table:table-cell>
          <table:table-cell table:number-columns-repeated="1022"/>
        </table:table-row>
        <table:table-row table:style-name="ro5" table:number-rows-repeated="104840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1/19/2014</text:date>, <text:time>10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1T14:53:22.173757618</meta:creation-date>
    <dc:date>2014-11-19T10:11:15.52</dc:date>
    <meta:editing-duration>PT8H19M58S</meta:editing-duration>
    <meta:editing-cycles>57</meta:editing-cycles>
    <meta:generator>OpenOffice.org/3.3$Win32 OpenOffice.org_project/330m20$Build-9567</meta:generator>
    <meta:document-statistic meta:table-count="1" meta:cell-count="310" meta:object-count="0"/>
    <meta:user-defined meta:name=""/>
  </office:meta>
</office:document-meta>
</file>